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67e37" officeooo:paragraph-rsid="00067e37" style:font-size-asian="15pt" style:font-size-complex="15pt"/>
    </style:style>
    <style:style style:name="P3" style:family="paragraph" style:parent-style-name="Text_20_body">
      <style:paragraph-properties fo:text-align="center" style:justify-single-word="false"/>
      <style:text-properties fo:font-size="20pt" officeooo:rsid="00067e37" officeooo:paragraph-rsid="00067e37" style:font-size-asian="20pt" style:font-size-complex="20pt"/>
    </style:style>
    <style:style style:name="P4" style:family="paragraph" style:parent-style-name="Text_20_body">
      <style:paragraph-properties fo:text-align="start" style:justify-single-word="false"/>
      <style:text-properties fo:font-size="20pt" officeooo:rsid="00067e37" officeooo:paragraph-rsid="00067e37" style:font-size-asian="20pt" style:font-size-complex="20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6" style:family="paragraph" style:parent-style-name="Text_20_body">
      <style:paragraph-properties fo:text-align="start" style:justify-single-word="false"/>
      <style:text-properties officeooo:paragraph-rsid="00067e37"/>
    </style:style>
    <style:style style:name="P7" style:family="paragraph" style:parent-style-name="Text_20_body">
      <style:paragraph-properties fo:text-align="start" style:justify-single-word="false"/>
      <style:text-properties fo:color="#000000" fo:font-size="14pt" officeooo:rsid="000fa590" officeooo:paragraph-rsid="000fa590" style:font-size-asian="12.25pt" style:font-size-complex="14pt"/>
    </style:style>
    <style:style style:name="P8" style:family="paragraph" style:parent-style-name="Text_20_body">
      <style:paragraph-properties fo:text-align="start" style:justify-single-word="false"/>
      <style:text-properties fo:color="#000000" fo:font-size="14pt" officeooo:rsid="000fa590" officeooo:paragraph-rsid="00136c4c" style:font-size-asian="12.25pt" style:font-size-complex="14pt"/>
    </style:style>
    <style:style style:name="P9" style:family="paragraph" style:parent-style-name="Heading_20_4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136c4c"/>
    </style:style>
    <style:style style:name="P13" style:family="paragraph" style:parent-style-name="Heading_20_3">
      <style:paragraph-properties fo:text-align="start" style:justify-single-word="false"/>
      <style:text-properties fo:font-size="14pt" officeooo:rsid="00067e37" officeooo:paragraph-rsid="00067e37" style:font-size-asian="12.25pt" style:font-size-complex="14pt"/>
    </style:style>
    <style:style style:name="T1" style:family="text">
      <style:text-properties officeooo:rsid="0008372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33"/>
    </style:style>
    <style:style style:name="T4" style:family="text">
      <style:text-properties fo:color="#ff3333" fo:font-size="10pt" style:font-size-asian="10pt" style:font-size-complex="10pt"/>
    </style:style>
    <style:style style:name="T5" style:family="text">
      <style:text-properties fo:color="#ff3333" fo:font-size="14pt" style:font-size-asian="12.25pt" style:font-size-complex="14pt"/>
    </style:style>
    <style:style style:name="T6" style:family="text">
      <style:text-properties fo:color="#ff3333" fo:font-size="14pt" officeooo:rsid="00067e37" style:font-size-asian="12.25pt" style:font-size-complex="14pt"/>
    </style:style>
    <style:style style:name="T7" style:family="text">
      <style:text-properties officeooo:rsid="000bf6d5"/>
    </style:style>
    <style:style style:name="T8" style:family="text">
      <style:text-properties fo:font-size="14pt" officeooo:rsid="00067e37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简介</text:p>
      <text:p text:style-name="P4">Git是目前世界上最先进的分布式版本控制系统。</text:p>
      <text:p text:style-name="P2">从一般开发者的角度来看，git有以下功能：</text:p>
      <text:p text:style-name="P2"/>
      <text:p text:style-name="P1"><text:tab/>1、从服务器上克隆完整的Git仓库（包括代码和版本信息）到单机上。</text:p>
      <text:p text:style-name="P1"><text:tab/>2、在自己的机器上根据不同的开发目的，创建分支，修改代码。</text:p>
      <text:p text:style-name="P1"><text:tab/>3、在单机上自己创建的分支上提交代码。</text:p>
      <text:p text:style-name="P1"><text:tab/>4、在单机上合并分支。</text:p>
      <text:p text:style-name="P1"><text:tab/>5、把服务器上最新版的代码fetch下来，然后跟自己的主分支合并。</text:p>
      <text:p text:style-name="P1"><text:tab/>6、生成补丁（patch），把补丁发送给主开发者。</text:p>
      <text:p text:style-name="P1"><text:tab/>7、看主开发者的反馈，如果主开发者发现两个一般开发者之间有冲突（他们之间可以合作解决的冲突），就会要求他们先解决冲突，然后再由其中一个人提交。如果主开发者可以自己解决，或者没有冲突，就通过。</text:p>
      <text:p text:style-name="P1"><text:tab/>8、一般开发者之间解决冲突的方法，开发者之间可以使用pull 命令解决冲突，解决完冲突之后再向主开发者提交补丁。</text:p>
      <text:p text:style-name="P1"/>
      <text:p text:style-name="P1">从主开发者的角度（假设主开发者不用开发代码）看，git有以下功能：</text:p>
      <text:p text:style-name="P1"/>
      <text:p text:style-name="P1"><text:tab/>1、查看邮件或者通过其它方式查看一般开发者的提交状态。</text:p>
      <text:p text:style-name="P1"><text:tab/>2、打上补丁，解决冲突（可以自己解决，也可以要求开发者之间解决以后再重新提交，如果是开源项目，还要决定哪些补丁有用，哪些不用）。</text:p>
      <text:p text:style-name="P1"><text:tab/>3、向公共服务器提交结果，然后通知所有开发人员。</text:p>
      <text:p text:style-name="P5"/>
      <text:p text:style-name="P3"><text:span text:style-name="T1">G</text:span>it命令</text:p>
      <text:h text:style-name="P9" text:outline-level="4">创建版本库</text:h>
      <text:p text:style-name="P5"/>
      <text:p text:style-name="P5"><text:tab/>什么是版本库呢？版本库又名仓库，英文名<text:span text:style-name="Strong_20_Emphasis">repository</text:span>，你可以简单理解成一个目录，这个目录里面的所有文件都可以被Git管理起来，每个文件的修改、删除，Git都能跟踪，以便任何时刻都可以追踪历史，或者在将来某个时刻可以“还原”。</text:p>
      <text:p text:style-name="P5"/>
      <text:p text:style-name="Text_20_body"><text:soft-page-break/>所以，创建一个版本库非常简单，首先，选择一个合适的地方，创建一个空目录：</text:p>
      <text:p text:style-name="Preformatted_20_Text"><text:span text:style-name="Source_20_Text">$ mkdir learngit</text:span></text:p>
      <text:p text:style-name="Preformatted_20_Text"><text:span text:style-name="Source_20_Text">$ cd learngit</text:span></text:p>
      <text:p text:style-name="Preformatted_20_Text"><text:span text:style-name="Source_20_Text">$ pwd</text:span></text:p>
      <text:p text:style-name="P11"><text:span text:style-name="Source_20_Text">/Users/michael/learngit</text:span></text:p>
      <text:p text:style-name="Text_20_body">第二步，通过<text:span text:style-name="Source_20_Text">git init</text:span>命令把这个目录变成Git可以管理的仓库：</text:p>
      <text:p text:style-name="P10"><text:span text:style-name="Source_20_Text"><text:span text:style-name="T4">$ git init</text:span></text:span></text:p>
      <text:p text:style-name="P11"><text:span text:style-name="Source_20_Text">Initialized empty Git repository in /Users/michael/learngit/.git/</text:span></text:p>
      <text:p text:style-name="P5">这样，一个空的版本库就创建好了，并在当前目录中创建一个叫 .git 的子目录。</text:p>
      <text:h text:style-name="P13" text:outline-level="3">把文件添加到版本库</text:h>
      <text:p text:style-name="Text_20_body"><text:tab/>首先这里再明确一下，所有的版本控制系统，其实<text:span text:style-name="T3">只能跟踪文本文件的改动</text:span>，比如TXT文件，网页，所有的程序代码等等，Git也不例外。版本控制系统可以告诉你每次的改动，比如在第5行加了一个单词“Linux”，在第8行删了一个单词“Windows”。而图片、视频这些二进制文件，虽然也能由版本控制系统管理，但没法跟踪文件的变化，只能把二进制文件每次改动串起来，也就是只知道图片从100KB改成了120KB，但到底改了啥，版本控制系统不知道，也没法知道。</text:p>
      <text:p text:style-name="Text_20_body"/>
      <text:p text:style-name="P5">第一步，用命令<text:span text:style-name="Source_20_Text">git add</text:span>告诉Git，把文件添加到仓库：</text:p>
      <text:p text:style-name="P11"><text:span text:style-name="Source_20_Text"><text:span text:style-name="T3">$ git add readme.txt</text:span></text:span></text:p>
      <text:p text:style-name="P5">第二步，用命令<text:span text:style-name="Source_20_Text">git commit</text:span>告诉Git，把文件提交到仓库：</text:p>
      <text:p text:style-name="P11"><text:span text:style-name="Source_20_Text"><text:span text:style-name="T3">$ git commit -m "wrote a readme file"</text:span></text:span></text:p>
      <text:p text:style-name="P5">现在，运行<text:span text:style-name="Source_20_Text">git status</text:span>命令看看结果：</text:p>
      <text:p text:style-name="P10"><text:span text:style-name="Source_20_Text"><text:span text:style-name="T4">$ git status</text:span></text:span></text:p>
      <text:p text:style-name="P10"><text:span text:style-name="Source_20_Text"><text:span text:style-name="T4"/></text:span></text:p>
      <text:p text:style-name="P5"><text:span text:style-name="Source_20_Text">git status</text:span>命令可以让我们时刻掌握仓库当前的状态</text:p>
      <text:p text:style-name="P5"><text:span text:style-name="Source_20_Text">git diff</text:span>这个命令<text:span text:style-name="T7">：</text:span></text:p>
      <text:p text:style-name="P10"><text:span text:style-name="Source_20_Text"><text:span text:style-name="T4">$ git diff readme.txt </text:span></text:span></text:p>
      <text:p text:style-name="Preformatted_20_Text"><text:span text:style-name="Source_20_Text">diff --git a/readme.txt b/readme.txt</text:span></text:p>
      <text:p text:style-name="Preformatted_20_Text"><text:span text:style-name="Source_20_Text">index 46d49bf..9247db6 100644</text:span></text:p>
      <text:p text:style-name="Preformatted_20_Text"><text:span text:style-name="Source_20_Text">--- a/readme.txt</text:span></text:p>
      <text:p text:style-name="Preformatted_20_Text"><text:span text:style-name="Source_20_Text">+++ b/readme.txt</text:span></text:p>
      <text:p text:style-name="Preformatted_20_Text"><text:span text:style-name="Source_20_Text">@@ -1,2 +1,2 @@</text:span></text:p>
      <text:p text:style-name="Preformatted_20_Text"><text:span text:style-name="Source_20_Text">-Git is a version control system.</text:span></text:p>
      <text:p text:style-name="Preformatted_20_Text"><text:span text:style-name="Source_20_Text">+Git is a distributed version control system.</text:span></text:p>
      <text:p text:style-name="P11"><text:span text:style-name="Source_20_Text"><text:s/>Git is free software.</text:span></text:p>
      <text:p text:style-name="Text_20_body"><text:span text:style-name="Source_20_Text">git diff</text:span>顾名思义就是查看difference，显示的格式正是Unix通用的diff格式，可以从上面的命令输出看到，我们在第一行添加了一个“distributed”单词。</text:p>
      <text:p text:style-name="P8"><text:soft-page-break/>用<text:span text:style-name="Source_20_Text">git diff HEAD -- readme.txt</text:span>命令可以查看工作区和版本库里面最新版本的区别：</text:p>
      <text:p text:style-name="P12"><text:span text:style-name="Source_20_Text"><text:span text:style-name="T3">$ git diff HEAD -- readme.txt </text:span></text:span></text:p>
      <text:p text:style-name="P5"/>
      <text:p text:style-name="P5">版本控制系统肯定有某个命令可以告诉我们历史记录，在Git中，我们用<text:span text:style-name="Source_20_Text">git log</text:span>命令查看：</text:p>
      <text:p text:style-name="Preformatted_20_Text"><text:span text:style-name="Source_20_Text"><text:span text:style-name="T3">$ git log</text:span></text:span></text:p>
      <text:p text:style-name="Preformatted_20_Text"><text:span text:style-name="Source_20_Text">commit 3628164fb26d48395383f8f31179f24e0882e1e0</text:span></text:p>
      <text:p text:style-name="Preformatted_20_Text"><text:span text:style-name="Source_20_Text">Author: Michael Liao &lt;askxuefeng@gmail.com&gt;</text:span></text:p>
      <text:p text:style-name="Preformatted_20_Text"><text:span text:style-name="Source_20_Text">Date: <text:s text:c="2"/>Tue Aug 20 15:11:49 2013 +0800</text:span></text:p>
      <text:p text:style-name="Preformatted_20_Text"/>
      <text:p text:style-name="Preformatted_20_Text"><text:span text:style-name="Source_20_Text"><text:s text:c="4"/>append GPL</text:span></text:p>
      <text:p text:style-name="Preformatted_20_Text"/>
      <text:p text:style-name="Preformatted_20_Text"><text:span text:style-name="Source_20_Text">commit ea34578d5496d7dd233c827ed32a8cd576c5ee85</text:span></text:p>
      <text:p text:style-name="Preformatted_20_Text"><text:span text:style-name="Source_20_Text">Author: Michael Liao &lt;askxuefeng@gmail.com&gt;</text:span></text:p>
      <text:p text:style-name="Preformatted_20_Text"><text:span text:style-name="Source_20_Text">Date: <text:s text:c="2"/>Tue Aug 20 14:53:12 2013 +0800</text:span></text:p>
      <text:p text:style-name="Preformatted_20_Text"/>
      <text:p text:style-name="P11"><text:span text:style-name="Source_20_Text"><text:s text:c="4"/>add distributed</text:span></text:p>
      <text:p text:style-name="P6"><text:span text:style-name="Source_20_Text"><text:span text:style-name="T8">git log</text:span></text:span><text:span text:style-name="T8">命令显示从最近到最远的提交日志,你看到的一大串类似</text:span><text:span text:style-name="Source_20_Text"><text:span text:style-name="T8">3628164...882e1e0</text:span></text:span><text:span text:style-name="T8">的是</text:span><text:span text:style-name="Source_20_Text"><text:span text:style-name="T8">commit id</text:span></text:span><text:span text:style-name="T8">（版本号）</text:span></text:p>
      <text:p text:style-name="P6"><text:span text:style-name="T6">在Git中，用</text:span><text:span text:style-name="Source_20_Text"><text:span text:style-name="T6">HEAD</text:span></text:span><text:span text:style-name="T6">表示当前版本，也就是最新的提交上一个版本就是</text:span><text:span text:style-name="Source_20_Text"><text:span text:style-name="T6">HEAD^</text:span></text:span><text:span text:style-name="T6">，上上一个版本就是</text:span><text:span text:style-name="Source_20_Text"><text:span text:style-name="T6">HEAD^^</text:span></text:span><text:span text:style-name="T6">，当然往上100个版本写100个</text:span><text:span text:style-name="Source_20_Text"><text:span text:style-name="T6">^</text:span></text:span><text:span text:style-name="T6">比较容易数不过来，所以写成</text:span><text:span text:style-name="Source_20_Text"><text:span text:style-name="T6">HEAD~100</text:span></text:span><text:span text:style-name="T6">。</text:span></text:p>
      <text:p text:style-name="P7">我们要把当前版本回退到上一个版本，就可以使用<text:span text:style-name="Source_20_Text">git reset</text:span>命令：</text:p>
      <text:p text:style-name="Preformatted_20_Text"><text:span text:style-name="Source_20_Text"><text:span text:style-name="T3">$ git reset --hard HEAD^</text:span></text:span></text:p>
      <text:p text:style-name="P11"><text:span text:style-name="Source_20_Text">HEAD is now at ea34578 add distributed</text:span></text:p>
      <text:p text:style-name="P7">指定回到某个版本：</text:p>
      <text:p text:style-name="Preformatted_20_Text"><text:span text:style-name="Source_20_Text"><text:span text:style-name="T3">$ git reset --hard 3628164</text:span></text:span></text:p>
      <text:p text:style-name="P11"><text:span text:style-name="Source_20_Text">HEAD is now at 3628164 append GPL</text:span></text:p>
      <text:p text:style-name="Text_20_body">版本号没必要写全，前几位就可以了，Git会自动去找。当然也不能只写前一两位，因为Git可能会找到多个版本号，就无法确定是哪一个了。</text:p>
      <text:p text:style-name="P7">Git提供了一个命令<text:span text:style-name="Source_20_Text">git reflog</text:span>用来记录你的每一次命令：</text:p>
      <text:p text:style-name="Preformatted_20_Text"><text:span text:style-name="Source_20_Text"><text:span text:style-name="T3">$ git reflog</text:span></text:span></text:p>
      <text:p text:style-name="Preformatted_20_Text"><text:span text:style-name="Source_20_Text">ea34578 HEAD@{0}: reset: moving to HEAD^</text:span></text:p>
      <text:p text:style-name="P11"><text:span text:style-name="Source_20_Text">3628164 HEAD@{1}: commit: append GPL</text:span></text:p>
      <text:p text:style-name="P7">前面讲了我们把文件往Git版本库里添加的时候，是分两步执行的：</text:p>
      <text:p text:style-name="Text_20_body"><text:soft-page-break/><text:span text:style-name="T3">第一步是用</text:span><text:span text:style-name="Source_20_Text"><text:span text:style-name="T3">git add</text:span></text:span><text:span text:style-name="T3">把文件添加进去，实际上就是把文件修改添加到暂存区；</text:span></text:p>
      <text:p text:style-name="Text_20_body"><text:span text:style-name="T3">第二步是用</text:span><text:span text:style-name="Source_20_Text"><text:span text:style-name="T3">git commit</text:span></text:span><text:span text:style-name="T3">提交更改，实际上就是把暂存区的所有内容提交到当前分支。</text:span></text:p>
      <text:p text:style-name="P7"><text:span text:style-name="Source_20_Text">git checkout -- file</text:span>可以丢弃工作区的修改：</text:p>
      <text:p text:style-name="P11"><text:span text:style-name="Source_20_Text"><text:span text:style-name="T3">$ git checkout -- readme.txt</text:span></text:span></text:p>
      <text:p text:style-name="Text_20_body">命令<text:span text:style-name="Source_20_Text">git checkout -- readme.txt</text:span>意思就是，把<text:span text:style-name="Source_20_Text">readme.txt</text:span>文件在工作区的修改全部撤销，这里有两种情况：</text:p>
      <text:p text:style-name="Text_20_body">一种是<text:span text:style-name="Source_20_Text">readme.txt</text:span>自修改后还没有被放到暂存区，现在，撤销修改就回到和版本库一模一样的状态；</text:p>
      <text:p text:style-name="Text_20_body">一种是<text:span text:style-name="Source_20_Text">readme.txt</text:span>已经添加到暂存区后，又作了修改，现在，撤销修改就回到添加到暂存区后的状态。</text:p>
      <text:p text:style-name="P7"><text:span text:style-name="Source_20_Text">git checkout -- file</text:span>命令中的<text:span text:style-name="Source_20_Text">--</text:span>很重要，<text:span text:style-name="T3">没有</text:span><text:span text:style-name="Source_20_Text"><text:span text:style-name="T3">--</text:span></text:span><text:span text:style-name="T3">，就变成了“切换到另一个分支”的命令</text:span></text:p>
      <text:p text:style-name="P7">用命令<text:span text:style-name="Source_20_Text">git reset HEAD file</text:span>可以把暂存区的修改撤销掉（unstage），重新放回工作区：</text:p>
      <text:p text:style-name="Preformatted_20_Text"><text:span text:style-name="Source_20_Text"><text:span text:style-name="T3">$ git reset HEAD readme.txt</text:span></text:span></text:p>
      <text:p text:style-name="Preformatted_20_Text"><text:span text:style-name="Source_20_Text">Unstaged changes after reset:</text:span></text:p>
      <text:p text:style-name="P11"><text:span text:style-name="Source_20_Text">M <text:s text:c="6"/>readme.txt</text:span></text:p>
      <text:p text:style-name="Text_20_body"><text:span text:style-name="Source_20_Text">git reset</text:span>命令既可以回退版本，也可以把暂存区的修改回退到工作区。当我们用<text:span text:style-name="Source_20_Text">HEAD</text:span>时，表示最新的版本。</text:p>
      <text:p text:style-name="Text_20_body"/>
      <text:p text:style-name="P7">从版本库中删除该文件，用命令<text:span text:style-name="Source_20_Text">git rm</text:span>删掉，并且<text:span text:style-name="Source_20_Text">git commit</text:span>：</text:p>
      <text:p text:style-name="Preformatted_20_Text"><text:span text:style-name="Source_20_Text"><text:span text:style-name="T3">$ git rm test.txt</text:span></text:span></text:p>
      <text:p text:style-name="Preformatted_20_Text"><text:span text:style-name="Source_20_Text">rm 'test.txt'</text:span></text:p>
      <text:p text:style-name="Preformatted_20_Text"><text:span text:style-name="Source_20_Text">$ git commit -m "remove test.txt"</text:span></text:p>
      <text:p text:style-name="Preformatted_20_Text"><text:span text:style-name="Source_20_Text">[master d17efd8] remove test.txt</text:span></text:p>
      <text:p text:style-name="Preformatted_20_Text"><text:span text:style-name="Source_20_Text"><text:s/>1 file changed, 1 deletion(-)</text:span></text:p>
      <text:p text:style-name="P11"><text:span text:style-name="Source_20_Text"><text:s/>delete mode 100644 test.txt</text:span></text:p>
      <text:p text:style-name="Text_20_body">现在，文件就从版本库中被删除了。</text:p>
      <text:p text:style-name="Text_20_body"/>
      <text:p text:style-name="P7">把误删的文件恢复到最新版本：</text:p>
      <text:p text:style-name="P11"><text:span text:style-name="Source_20_Text"><text:span text:style-name="T3">$ git checkout -- test.txt</text:span></text:span></text:p>
      <text:p text:style-name="Text_20_body"><text:span text:style-name="Source_20_Text">git checkout</text:span>其实是用版本库里的版本替换工作区的版本，无论工作区是修改还是删除，都可以“一键还原”。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7:05:52.801420263</meta:creation-date>
    <meta:generator>LibreOffice/5.0.6.2$Linux_X86_64 LibreOffice_project/00$Build-2</meta:generator>
    <dc:date>2017-08-28T19:08:13.048892149</dc:date>
    <meta:editing-duration>PT1H47M2S</meta:editing-duration>
    <meta:editing-cycles>18</meta:editing-cycles>
    <meta:document-statistic meta:table-count="0" meta:image-count="0" meta:object-count="0" meta:page-count="4" meta:paragraph-count="97" meta:word-count="1945" meta:character-count="3418" meta:non-whitespace-character-count="3199"/>
  </office:meta>
</office:document-meta>
</file>